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5">
          <table:table-cell/>
          <table:table-cell table:style-name="ce63" office:value-type="string" calcext:value-type="string">
            <text:p>6A2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6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0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0"/>
          <table:covered-table-cell table:style-name="ce38"/>
          <table:table-cell table:style-name="ce141"/>
          <table:table-cell table:style-name="ce44" table:number-columns-repeated="3"/>
          <table:table-cell table:style-name="ce30"/>
          <table:table-cell table:style-name="ce38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 table:number-columns-repeated="3"/>
          <table:table-cell table:style-name="ce38"/>
          <table:table-cell table:style-name="ce30" table:number-columns-repeated="4"/>
          <table:table-cell table:style-name="ce38"/>
          <table:table-cell table:style-name="ce30"/>
          <table:table-cell table:style-name="ce44" table:number-columns-repeated="3"/>
          <table:table-cell table:style-name="ce30"/>
          <table:table-cell table:style-name="ce38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8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0"/>
          <table:table-cell table:style-name="ce38"/>
          <table:table-cell table:style-name="ce30"/>
          <table:table-cell table:style-name="ce37" table:number-columns-repeated="3"/>
          <table:table-cell table:style-name="ce38"/>
          <table:table-cell table:style-name="ce30"/>
          <table:table-cell table:style-name="ce45" table:number-columns-repeated="3"/>
          <table:table-cell table:style-name="ce37"/>
          <table:table-cell table:style-name="ce38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9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0"/>
          <table:table-cell table:style-name="ce38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8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8" table:number-columns-repeated="2"/>
          <table:table-cell table:style-name="ce53"/>
          <table:table-cell table:style-name="ce51"/>
          <table:table-cell table:style-name="ce30"/>
          <table:table-cell table:style-name="ce38"/>
          <table:table-cell table:style-name="ce57"/>
          <table:table-cell table:style-name="ce30"/>
          <table:table-cell table:number-columns-repeated="864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1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5.885" calcext:value-type="float">
            <text:p>5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6.11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3" calcext:value-type="float">
            <text:p>9.3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6.38" calcext:value-type="float">
            <text:p>6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6.56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4" calcext:value-type="float">
            <text:p>9.4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6.185" calcext:value-type="float">
            <text:p>6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2" calcext:value-type="float">
            <text:p>7.2</text:p>
          </table:table-cell>
          <table:table-cell table:style-name="ce151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5.795" calcext:value-type="float">
            <text:p>5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" calcext:value-type="float">
            <text:p>7.0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6.62" calcext:value-type="float">
            <text:p>6.6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10" calcext:value-type="float">
            <text:p>10.0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6.095" calcext:value-type="float">
            <text:p>6.1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6.48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5.615" calcext:value-type="float">
            <text:p>5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51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6.095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1" calcext:value-type="float">
            <text:p>7.1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6.29" calcext:value-type="float">
            <text:p>6.3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8" calcext:value-type="float">
            <text:p>8.8</text:p>
          </table:table-cell>
          <table:table-cell table:style-name="ce104"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6.05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6.305" calcext:value-type="float">
            <text:p>6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" calcext:value-type="float">
            <text:p>9.0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8" table:formula="of:=(0.1*AVERAGE([.G28];[.K28];[.O28]))+(0.3*AVERAGE([.H28];[.L28];[.P28]))+(0.3*AVERAGE([.I28];[.M28];[.P28]))+(0.3*[.S28])" office:value-type="float" office:value="6.215" calcext:value-type="float">
            <text:p>6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3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1:42:23.935407285</dc:date>
    <meta:editing-duration>P2DT17H57M22S</meta:editing-duration>
    <meta:editing-cycles>535</meta:editing-cycles>
    <meta:generator>LibreOffice/7.3.7.2$Linux_X86_64 LibreOffice_project/30$Build-2</meta:generator>
    <meta:document-statistic meta:table-count="1" meta:cell-count="183" meta:object-count="0"/>
  </office:meta>
</office:document-meta>
</file>